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2">
      <style:paragraph-properties fo:margin-top="0.028in" fo:margin-bottom="0.028in" style:contextual-spacing="false"/>
    </style:style>
    <style:style style:name="P2" style:family="paragraph" style:parent-style-name="Standard">
      <style:paragraph-properties fo:margin-top="0in" fo:margin-bottom="0.028in" style:contextual-spacing="false"/>
    </style:style>
    <style:style style:name="P3" style:family="paragraph" style:parent-style-name="Standard">
      <style:paragraph-properties fo:margin-top="0in" fo:margin-bottom="0.0555in" style:contextual-spacing="false"/>
    </style:style>
    <style:style style:name="P4" style:family="paragraph" style:parent-style-name="Standard">
      <style:paragraph-properties fo:margin-top="0in" fo:margin-bottom="0.139in" style:contextual-spacing="false">
        <style:tab-stops>
          <style:tab-stop style:position="1.6665in"/>
          <style:tab-stop style:position="3.472in"/>
          <style:tab-stop style:position="5.278in"/>
        </style:tab-stops>
      </style:paragraph-properties>
    </style:style>
    <style:style style:name="P5" style:family="paragraph" style:parent-style-name="Standard">
      <style:paragraph-properties fo:margin-top="0.1665in" fo:margin-bottom="0.0555in" style:contextual-spacing="false" fo:padding-left="0in" fo:padding-right="0in" fo:padding-top="0in" fo:padding-bottom="0.0555in" fo:border-left="none" fo:border-right="none" fo:border-top="none" fo:border-bottom="0.74pt solid #1a5276"/>
    </style:style>
    <style:style style:name="P6" style:family="paragraph" style:parent-style-name="Standard">
      <style:paragraph-properties fo:margin-top="0.028in" fo:margin-bottom="0.0417in" style:contextual-spacing="false"/>
    </style:style>
    <style:style style:name="P7" style:family="paragraph" style:parent-style-name="Standard">
      <style:paragraph-properties fo:margin-top="0.028in" fo:margin-bottom="0.028in" style:contextual-spacing="false">
        <style:tab-stops>
          <style:tab-stop style:position="1.25in"/>
        </style:tab-stops>
      </style:paragraph-properties>
    </style:style>
    <style:style style:name="P8" style:family="paragraph" style:parent-style-name="Standard">
      <style:paragraph-properties fo:margin-top="0.1252in" fo:margin-bottom="0.028in" style:contextual-spacing="false">
        <style:tab-stops>
          <style:tab-stop style:position="6.7681in" style:type="right"/>
        </style:tab-stops>
      </style:paragraph-properties>
    </style:style>
    <style:style style:name="P9" style:family="paragraph" style:parent-style-name="Standard">
      <style:paragraph-properties fo:margin-top="0.0555in" fo:margin-bottom="0.028in" style:contextual-spacing="false">
        <style:tab-stops>
          <style:tab-stop style:position="6.7681in" style:type="right"/>
        </style:tab-stops>
      </style:paragraph-properties>
    </style:style>
    <style:style style:name="P10" style:family="paragraph" style:parent-style-name="Standard">
      <style:paragraph-properties fo:margin-top="0.028in" fo:margin-bottom="0.028in" style:contextual-spacing="false">
        <style:tab-stops>
          <style:tab-stop style:position="6.7681in" style:type="right"/>
        </style:tab-stops>
      </style:paragraph-properties>
    </style:style>
    <style:style style:name="T1" style:family="text">
      <style:text-properties fo:color="#111111" loext:opacity="100%" style:font-name="Arial" fo:font-size="26pt" fo:font-weight="bold" style:font-name-asian="Arial1" style:font-size-asian="26pt" style:font-weight-asian="bold" style:font-name-complex="Arial1" style:font-size-complex="26pt" style:font-weight-complex="bold"/>
    </style:style>
    <style:style style:name="T2" style:family="text">
      <style:text-properties fo:color="#6c6c6c" loext:opacity="100%" style:font-name="Arial" fo:font-size="13pt" style:font-name-asian="Arial1" style:font-size-asian="13pt" style:font-name-complex="Arial1" style:font-size-complex="13pt"/>
    </style:style>
    <style:style style:name="T3" style:family="text">
      <style:text-properties fo:color="#6c6c6c" loext:opacity="100%" style:font-name="Arial" fo:font-size="9.5pt" style:font-name-asian="Arial1" style:font-size-asian="9.5pt" style:font-name-complex="Arial1" style:font-size-complex="9.5pt"/>
    </style:style>
    <style:style style:name="T4" style:family="text">
      <style:text-properties fo:color="#6c6c6c" loext:opacity="100%" style:font-name="Arial" fo:font-size="11pt" style:font-name-asian="Arial1" style:font-size-asian="11pt" style:font-name-complex="Arial1" style:font-size-complex="11pt"/>
    </style:style>
    <style:style style:name="T5" style:family="text">
      <style:text-properties fo:color="#6c6c6c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fo:font-size="9.5pt" style:font-size-asian="9.5pt" style:font-size-complex="9.5pt"/>
    </style:style>
    <style:style style:name="T7" style:family="text">
      <style:text-properties fo:color="#1a5276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fo:color="#1a5276" loext:opacity="100%" style:font-name="Arial" fo:font-size="11pt" style:font-name-asian="Arial1" style:font-size-asian="11pt" style:font-name-complex="Arial1" style:font-size-complex="11pt"/>
    </style:style>
    <style:style style:name="T9" style:family="text">
      <style:text-properties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érémie Jost</text:span></text:p>
      <text:p text:style-name="P3"><text:span text:style-name="T2">Engineering Manager <text:s/>· <text:s/>Backend &amp; Data Engineering</text:span></text:p>
      <text:p text:style-name="P4"><text:span text:style-name="T3">Dublin, Ireland</text:span><text:span text:style-name="T6"><text:tab/></text:span><text:span text:style-name="T3">jeremiejost+job@gmail.com</text:span><text:span text:style-name="T6"><text:tab/></text:span><text:span text:style-name="T3">linkedin.com/in/jeremiej</text:span><text:span text:style-name="T6"><text:tab/></text:span><text:span text:style-name="T3">github.com/jjst</text:span></text:p>
      <text:p text:style-name="P5"><text:span text:style-name="T7">PROFILE</text:span></text:p>
      <text:p text:style-name="P6"><text:span text:style-name="T9">Engineering Manager with 15+ years of software engineering experience, including 9 years at Zalando across individual contributor, tech lead, and management roles. Brings hands-on depth in backend services, cloud infrastructure, and data engineering to a leadership style focused on team clarity, psychological safety, and sustainable delivery. Proven track record of growing engineers, shipping high-stakes initiatives, and raising team engagement well above organisational benchmarks.</text:span></text:p>
      <text:p text:style-name="P5"><text:span text:style-name="T7">CORE SKILLS</text:span></text:p>
      <text:p text:style-name="P7"><text:span text:style-name="T10">Leadership</text:span><text:span text:style-name="T12"><text:tab/></text:span><text:span text:style-name="T9">People management, performance calibration, hiring, roadmap ownership, OKRs</text:span></text:p>
      <text:p text:style-name="P7"><text:span text:style-name="T10">Engineering</text:span><text:span text:style-name="T12"><text:tab/></text:span><text:span text:style-name="T9">Python, Scala, Java, AWS, GCP, data pipelines, backend services</text:span></text:p>
      <text:p text:style-name="P7"><text:span text:style-name="T10">Observability</text:span><text:span text:style-name="T12"><text:tab/></text:span><text:span text:style-name="T9">Distributed tracing, SLO/SLI definition, incident response</text:span></text:p>
      <text:p text:style-name="P7"><text:span text:style-name="T10">Practices</text:span><text:span text:style-name="T12"><text:tab/></text:span><text:span text:style-name="T9">Lean delivery, documentation, agentic coding, developer productivity</text:span></text:p>
      <text:p text:style-name="P7"><text:span text:style-name="T10">Languages</text:span><text:span text:style-name="T12"><text:tab/></text:span><text:span text:style-name="T9">French (native), English (fluent)</text:span></text:p>
      <text:p text:style-name="P5"><text:span text:style-name="T7">EXPERIENCE</text:span></text:p>
      <text:p text:style-name="P8"><text:span text:style-name="T11">Engineering Manager</text:span><text:span text:style-name="T4"> <text:s/>· <text:s/></text:span><text:span text:style-name="T8">Zalando</text:span><text:span text:style-name="T13"><text:tab/></text:span><text:span text:style-name="T5">Jan 2026 – Present <text:s/>| <text:s/>Dublin, Ireland (Hybrid)</text:span></text:p>
      <text:p text:style-name="P6"><text:span text:style-name="T9">Leading Team Express, a backend &amp; data engineering team of 4, within Zalando's mission-critical e-commerce platform. Full management scope covering people, delivery, architecture, and operational excellence.</text:span></text:p>
      <text:list text:style-name="WWNum2">
        <text:list-item text:start-value="1">
          <text:p text:style-name="P1"><text:span text:style-name="T9">Achieved top-tier scores in company-wide team engagement surveys across both support and value dimensions, consistently above organisational average</text:span></text:p>
        </text:list-item>
        <text:list-item>
          <text:p text:style-name="P1"><text:span text:style-name="T9">Led performance and compensation cycles end-to-end, securing merit-based outcomes for high performers through structured calibration</text:span></text:p>
        </text:list-item>
        <text:list-item>
          <text:p text:style-name="P1"><text:span text:style-name="T9">Owned the team's architectural roadmap and quality standards, ensuring alignment with company-wide engineering principles</text:span></text:p>
        </text:list-item>
        <text:list-item>
          <text:p text:style-name="P1"><text:span text:style-name="T9">Defined Service Level Objectives (SLOs) and oversaw incident response and post-mortem processes to maintain production reliability</text:span></text:p>
        </text:list-item>
      </text:list>
      <text:p text:style-name="P8"><text:span text:style-name="T11">Engineering Lead</text:span><text:span text:style-name="T4"> <text:s/>· <text:s/></text:span><text:span text:style-name="T8">Zalando</text:span><text:span text:style-name="T13"><text:tab/></text:span><text:span text:style-name="T5">May 2024 – Jan 2026 <text:s/>| <text:s/>Dublin, Ireland</text:span></text:p>
      <text:p text:style-name="P6"><text:span text:style-name="T9">Bridged technical execution and business strategy, evolving the team from reactive delivery into a proactive, outcome-driven organisation with clear prioritisation and stakeholder visibility.</text:span></text:p>
      <text:list text:continue-numbering="true" text:style-name="WWNum2">
        <text:list-item>
          <text:p text:style-name="P1"><text:span text:style-name="T9">Led a high-stakes backend pivot across three product workstreams with a mixed team of 6 (3 core, 3 contractors), delivering on time despite 50% capacity reduction in supporting areas</text:span></text:p>
        </text:list-item>
        <text:list-item>
          <text:p text:style-name="P1"><text:span text:style-name="T9">Managed end-to-end delivery of a global trend-discovery feature rollout across major fashion capitals, then successfully transitioned ownership to a partner department</text:span></text:p>
        </text:list-item>
        <text:list-item>
          <text:p text:style-name="P1"><text:span text:style-name="T9">Introduced a rolling weekly planning framework with explicit WIP limits, eliminating reactive firefighting and giving stakeholders real-time visibility into team priorities</text:span></text:p>
        </text:list-item>
        <text:list-item>
          <text:p text:style-name="P1"><text:span text:style-name="T9">Built a self-serve analytics dashboard that removed a recurring engineering bottleneck, enabling product partners to manage configurations independently</text:span></text:p>
        </text:list-item>
        <text:list-item>
          <text:p text:style-name="P1"><text:span text:style-name="T9">Ran full-cycle hiring for a Senior Engineer role; defined job specs and interview scorecards, extended a successful offer, and overhauled contractor onboarding</text:span></text:p>
        </text:list-item>
      </text:list>
      <text:p text:style-name="P8"><text:soft-page-break/><text:span text:style-name="T11">Senior Software Engineer</text:span><text:span text:style-name="T4"> <text:s/>· <text:s/></text:span><text:span text:style-name="T8">Zalando</text:span><text:span text:style-name="T13"><text:tab/></text:span><text:span text:style-name="T5">Jul 2019 – May 2024 <text:s/>| <text:s/>Dublin, Ireland</text:span></text:p>
      <text:p text:style-name="P6"><text:span text:style-name="T9">Technical anchor for the team, driving reliability, cross-team alignment, and production readiness at scale.</text:span></text:p>
      <text:list text:continue-numbering="true" text:style-name="WWNum2">
        <text:list-item>
          <text:p text:style-name="P1"><text:span text:style-name="T9">Coordinated platform-wide risk reviews for Cyber Week (2021 &amp; 2022), identifying and mitigating critical issues across core pillars — zero incidents during the company's highest-traffic events</text:span></text:p>
        </text:list-item>
        <text:list-item>
          <text:p text:style-name="P1"><text:span text:style-name="T9">Architected the navigation infrastructure for the personalised browse experience: designed distributed tracing, defined SLO/SLIs, and built load tests that accurately predicted peak traffic behaviour</text:span></text:p>
        </text:list-item>
        <text:list-item>
          <text:p text:style-name="P1"><text:span text:style-name="T9">Resolved cross-team data quality issues in a shared data pipeline to unblock A/B test integrity across personalised carousels</text:span></text:p>
        </text:list-item>
        <text:list-item>
          <text:p text:style-name="P1"><text:span text:style-name="T9">Mentored an engineer through a structured development plan, resulting in a successful promotion to Senior level</text:span></text:p>
        </text:list-item>
      </text:list>
      <text:p text:style-name="P8"><text:span text:style-name="T11">Software Engineer</text:span><text:span text:style-name="T4"> <text:s/>· <text:s/></text:span><text:span text:style-name="T8">Zalando</text:span><text:span text:style-name="T13"><text:tab/></text:span><text:span text:style-name="T5">Aug 2016 – Jul 2019 <text:s/>| <text:s/>Dublin, Ireland</text:span></text:p>
      <text:list text:continue-numbering="true" text:style-name="WWNum2">
        <text:list-item>
          <text:p text:style-name="P1"><text:span text:style-name="T9">Built and maintained datalake-client (Scala) and gdpr-janitor, automating GDPR deletion requests across distributed datastores for three internal teams</text:span></text:p>
        </text:list-item>
        <text:list-item>
          <text:p text:style-name="P1"><text:span text:style-name="T9">Improved developer productivity through tooling automation and cross-team code review standards</text:span></text:p>
        </text:list-item>
      </text:list>
      <text:p text:style-name="P8"><text:span text:style-name="T11">VM Software Engineer</text:span><text:span text:style-name="T4"> <text:s/>· <text:s/></text:span><text:span text:style-name="T8">Waratek</text:span><text:span text:style-name="T13"><text:tab/></text:span><text:span text:style-name="T5">Nov 2012 – Apr 2016 <text:s/>| <text:s/>Dublin, Ireland</text:span></text:p>
      <text:list text:continue-numbering="true" text:style-name="WWNum2">
        <text:list-item>
          <text:p text:style-name="P1"><text:span text:style-name="T9">Core developer on a multi-tenant Java Virtual Machine; built CLI tooling, static analysis pipelines, and introduced semantic versioning and dependency management</text:span></text:p>
        </text:list-item>
      </text:list>
      <text:p text:style-name="P5"><text:span text:style-name="T7">EARLIER EXPERIENCE</text:span></text:p>
      <text:p text:style-name="P9"><text:span text:style-name="T9">R&amp;D Software Engineer <text:s/>· <text:s/>Civitec</text:span><text:span text:style-name="T12"><text:tab/></text:span><text:span text:style-name="T5">Apr 2011 – Aug 2012</text:span></text:p>
      <text:p text:style-name="P10"><text:span text:style-name="T9">Software Engineer <text:s/>· <text:s/>Voxelia</text:span><text:span text:style-name="T12"><text:tab/></text:span><text:span text:style-name="T5">Sep 2008 – Feb 2011</text:span></text:p>
      <text:p text:style-name="P5"><text:span text:style-name="T7">EDUCATION</text:span></text:p>
      <text:p text:style-name="P9"><text:span text:style-name="T9">MSc High Performance Algorithmics &amp; Modelling <text:s/>· <text:s/>UTBM</text:span><text:span text:style-name="T12"><text:tab/></text:span><text:span text:style-name="T5">2010 – 2011</text:span></text:p>
      <text:p text:style-name="P10"><text:span text:style-name="T9">MEng Software Engineering <text:s/>· <text:s/>UTBM</text:span><text:span text:style-name="T12"><text:tab/></text:span><text:span text:style-name="T5">2007 – 2010</text:span></text:p>
      <text:p text:style-name="P10"><text:span text:style-name="T9">DUT Computer Science <text:s/>· <text:s/>University of Nancy</text:span><text:span text:style-name="T12"><text:tab/></text:span><text:span text:style-name="T5">2005 – 200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0.3335in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1665in" fo:margin-left="0.5555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14T14:32:49.899000000</meta:creation-date>
    <dc:date>2026-04-14T14:32:49.901000000</dc:date>
    <meta:document-statistic meta:table-count="0" meta:image-count="0" meta:object-count="0" meta:page-count="2" meta:paragraph-count="43" meta:word-count="609" meta:character-count="4592" meta:non-whitespace-character-count="3999"/>
    <meta:generator>LibreOffice/24.2.7.2$Linux_X86_64 LibreOffice_project/420$Build-2</meta:generator>
  </office:meta>
</office:document-meta>
</file>